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Arial" fo:font-size="8pt" style:font-size-asian="8pt" style:font-size-complex="8pt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 fo:font-size="11pt" style:font-size-asian="11pt" style:font-size-complex="11pt"/>
    </style:style>
    <style:style style:name="T2" style:family="text">
      <style:text-properties fo:font-size="11pt" style:font-size-asian="11pt" style:font-size-complex="11pt" style:font-weight-asian="bold" style:font-weight-complex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fo:font-size="11pt" style:font-size-asian="11pt" style:font-size-complex="11pt" fo:font-weight="bold" style:font-weight-asian="bold" style:font-weight-complex="bold"/>
    </style:style>
  </office:automatic-styles>
  <office:body>
    <office:spreadsheet>
      <table:table table:name="AllRascalTests, interp 1 x compiled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1023" table:default-cell-style-name="ce5"/>
        <table:table-row table:style-name="ro1">
          <table:table-cell table:style-name="ce1" office:value-type="string" calcext:value-type="string">
            <text:p>TESTS RUN AT $2016-01-03T22:15:01.905+00:00$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/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Booleans: 1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Equality: 6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Functions: 1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Integers: 2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IO: 2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ListRelations: 2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Lists: 11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Locations: 3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Maps: 7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Matching: 2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Memoization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Nodes: 3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Overloading: 1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Relations: 19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Sets: 3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SolvedIssues: 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Strings: 6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Tuples: 3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AccumulatingTests: 1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AliasTests: 4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AnnotationTests: 1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AssignmentTests: 6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BacktrackingTests: 2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allTests: 9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allTestsAux: 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mprehensionTests: 23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PatternTests1: 11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PatternTests2: 5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PatternTests3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ubscriptAndSliceTests: 8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yntaxTests1: 1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yntaxTests2: 1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yntaxTests3: 2 tests executed; 2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yntaxTests4: 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Terms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DataDeclarationTests: 5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DataTypeTests: 72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DeclarationTests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FunctionCompositionTests: 2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InterpolationTests: 3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KeywordParameterImportTests: 1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KeywordParameterTests: 1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arsingTests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atternTests: 343 tests executed; 1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atternDescendantTests: 2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atternList3Tests: 49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rojectionTests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RangeTests: 2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ReducerTests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RegExpTests: 7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SetMatchTests1: 5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SetMatchTests2: 1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StatementTests: 10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SubscriptTests: 3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TryCatchTests: 2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VisitTests: 159 tests executed; 1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BooleanTests: 1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IntegerTests: 1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ListRelationTests: 14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ListTests: 24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MapTests: 10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MathTests: 11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NodeTests: 5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NumberTests: 4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RelationTests: 5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SetTests: 5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StringTests: 12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TypeTests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ValueIOTests: 4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analysis::graphs::GraphTests: 4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analysis::statistics::DescriptiveTests: 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analysis::statistics::RangeUtils: 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lang::csv::CSVIOTests: 13 tests executed; 4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lang::json::JSONIOTests: 3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1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2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3: 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4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5: 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6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7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8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ModuleInitRange: 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ABSTRACTTYPE: 1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A1: 1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A2: 1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B1: 1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B2: 1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B3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PARSETREE: 1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TYPE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UseImportBase: 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UseImportBaseExtended: 1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UseExtendBase: 1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UseExtendBaseExtended: 1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basic::Ackermann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basic::Bubble: 9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basic::Factori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Calls: 9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ColoredTrees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CountConstructors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Cycles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Derivative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Lift: 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StringTemplate: 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Trans: 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Replacement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Count::CountInLine1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Count::CountInLine2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Count::CountInLine3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Count::WordCount: 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Dominators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Abstract::Ev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Combined::Automatic::Ev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Combined::Manual::Ev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Concrete::NoLayout::Ev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Concrete::WithLayout::Ev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Func::Test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Lisra::Test: 2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McCabe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ReachingDefs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Slicing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Uninit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format::Escape: 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format::Grammar: 4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Lookahead: 0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ParserGeneratorTests: 33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PicoGrammar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CGrammar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CharactersTests: 15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LiteralsTests: 3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LookaheadTests: 33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RascalGrammar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ConcreteSyntax: 15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ExpressionGrammars: 19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ImplodeTests: 12 tests executed; 4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KnownIssues: 2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meta::ModuleInfoTests: 4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PreBootstrap: 6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SolvedIssues: 1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ypes::tests::AbstractKindTests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ypes::tests::AbstractNameTests: 15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ypes::tests::UtilTests: 8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util::PriorityQueue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util::UUID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StaticTestingUtilsTests: 14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ccumulatingTCTests: 3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llStaticIssues: 5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nnotationTCTests: 7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ssignmentTCTests: 20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CallTCTests: 21 tests executed; 1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ComprehensionTCTests: 17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DataDeclarationTCTests: 9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DataTypeTCTests: 44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DeclarationTCTests: 29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ImportTCTests: 4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PatternTCTests: 66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ProjectionTCTests: 3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RegExpTCTests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ScopeTCTests: 9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StatementTCTests: 9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SubscriptTCTests: 18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VisitTCTests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SyntaxTests3.rsc|(730,79,&lt;25,0&gt;,&lt;25,79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SyntaxTests3.rsc|(525,84,&lt;21,0&gt;,&lt;21,84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PatternTests.rsc|(33336,84,&lt;1475,0&gt;,&lt;1475,84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9328,86,&lt;362,0&gt;,&lt;363,63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library/lang/csv/CSVIOTests.rsc|(2429,85,&lt;82,0&gt;,&lt;82,85&gt;): FALSE "inferred types"test fails for arguments: {&lt;"g`","7\t29",1345870770,false,-0.33195539058201584&gt;,&lt;"","u6",251477590,true,0.15570252232838933&gt;}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library/lang/csv/CSVIOTests.rsc|(1720,219,&lt;67,0&gt;,&lt;71,1&gt;): FALSE IllegalTypeArgument("Invalid field \"2012-06-24T00:59:56Z\" is not a datetime","")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library/lang/csv/CSVIOTests.rsc|(1563,155,&lt;62,0&gt;,&lt;65,1&gt;): FALSE IllegalTypeArgument("Invalid field \"TRUE\" is not a bool","")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library/lang/csv/CSVIOTests.rsc|(1429,132,&lt;57,0&gt;,&lt;60,1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(488,54,&lt;16,0&gt;,&lt;16,54&gt;): FALSE "{}"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5106 tests executed; 13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basic::IsDefined: Java("CompilerError","In function lang::rascal::tests::basic::IsDefined/isDefinedLoc1()#41 : No enum constant org.rascalmpl.library.experiments.Compiler.RVM.Interpreter.RascalPrimitive.is_defined_loc_field_access_get")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library::lang::csv::CSVIOTests: IllegalTypeArgument("Invalid field \"2012-06-24T00:59:56Z\" is not a datetime","")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library::lang::csv::CSVIOTests: IllegalTypeArgument("Invalid field \"TRUE\" is not a bool","")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yaml::Model: execute: Reading |compressed+home:///bin-tests-intp/lang/yaml/Model.rvm.gz| did not succeed: IO("Expected type[&amp;T], but got type[loc]")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CallTCTests: "{}"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 table:number-rows-repeated="3">
          <table:table-cell table:style-name="ce2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 table:number-rows-repeated="5">
          <table:table-cell table:style-name="ce2"/>
          <table:table-cell table:number-columns-repeated="3"/>
          <table:table-cell table:style-name="ce4"/>
          <table:table-cell table:number-columns-repeated="1019"/>
        </table:table-row>
        <table:table-row table:style-name="ro1" table:number-rows-repeated="13">
          <table:table-cell table:style-name="ce3"/>
          <table:table-cell table:number-columns-repeated="3"/>
          <table:table-cell table:style-name="ce4"/>
          <table:table-cell table:number-columns-repeated="1019"/>
        </table:table-row>
        <table:table-row table:style-name="ro1" table:number-rows-repeated="53">
          <table:table-cell table:style-name="ce4"/>
          <table:table-cell table:number-columns-repeated="3"/>
          <table:table-cell table:style-name="ce4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10482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, Interp  2 x compiled" table:style-name="ta1">
        <office:forms form:automatic-focus="false" form:apply-design-mode="false"/>
        <table:table-column table:style-name="co2" table:number-columns-repeated="1024" table:default-cell-style-name="ce5"/>
        <table:table-row table:style-name="ro1">
          <table:table-cell table:style-name="ce1" office:value-type="string" calcext:value-type="string">
            <text:p>TESTS RUN AT $2015-12-17T23:00:56.634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AccumulatingTests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AliasTests: 25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AnnotationTests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AssignmentTests: 6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BacktrackingTests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allTests: 8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allTestsAux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mprehensionTests: 2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PatternTests1: 11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PatternTests2: 5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PatternTests3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SubscriptAndSliceTests: 8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SyntaxTests1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SyntaxTests2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SyntaxTests3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SyntaxTests4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Term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DataDeclarationTests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DataTypeTests: 7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DeclarationTest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FunctionCompositionTests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InterpolationTests: 3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KeywordParameterImportTests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KeywordParameterTests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ParsingTest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PatternTests: 34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PatternDescendantTests: 2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PatternList3Tests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ProjectionTests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RangeTests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ReducerTest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RegExpTests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SetMatchTests1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SetMatchTests2: 1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StatementTests: 10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SubscriptTests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TryCatchTests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VisitTests: 159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Booleans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Equality: 6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Functions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Integers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IO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ListRelations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Lists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Locations: 3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Maps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Matching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Memoization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Nodes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Overloading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Relations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Sets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SolvedIssues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Strings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Tuples: 3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BooleanTests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IntegerTests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ListRelationTests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ListTests: 24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MapTests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MathTests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NodeTests: 5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NumberTests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RelationTests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SetTests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StringTests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TypeTest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ValueIOTests: 4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analysis::graphs::GraphTests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analysis::statistics::DescriptiveTests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analysis::statistics::RangeUtils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lang::csv::CSVIOTests: 10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lang::json::JSONIOTests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1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2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3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4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5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6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7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8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ModuleInitRange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ABSTRACTTYPE: 1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A1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A2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B1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B2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B3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PARSETREE: 1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TYPE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UseImportBase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UseImportBaseExtended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UseExtendBase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UseExtendBaseExtended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basic::Ackermann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basic::Bubble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basic::Factori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Calls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ColoredTree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CountConstructors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Cycle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Derivative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Lift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StringTemplate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Trans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WordReplacement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WordCount::CountInLine1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WordCount::CountInLine2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WordCount::CountInLine3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WordCount::WordCount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Dominators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Exp::Abstract::Ev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Exp::Combined::Automatic::Ev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Exp::Combined::Manual::Ev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Exp::Concrete::NoLayout::Ev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Exp::Concrete::WithLayout::Ev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Func::Test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Lisra::Test: 2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McCabe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ReachingDef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Slicing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Uninit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format::Escape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format::Grammar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Lookahead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ParserGeneratorTests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PicoGrammar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CGrammar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CharactersTests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LiteralsTests: 3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LookaheadTests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RascalGrammar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ConcreteSyntax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ExpressionGrammars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ImplodeTests: 12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KnownIssues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meta::ModuleInfoTest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PreBootstrap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SolvedIssues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ypes::tests::AbstractKindTests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ypes::tests::AbstractNameTests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ypes::tests::UtilTests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til::PriorityQueue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til::UUID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StaticTestingUtilsTests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AccumulatingTCTest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AllStaticIssues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AnnotationTCTests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AssignmentTCTests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CallTCTests: 2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ComprehensionTCTests: 1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DataDeclarationTCTests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DataTypeTCTests: 4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DeclarationTCTests: 2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ImportTCTest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PatternTCTests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ProjectionTCTest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RegExpTCTests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ScopeTCTests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StatementTCTests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SubscriptTCTests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VisitTCTests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(3518,248,&lt;91,0&gt;,&lt;103,6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3.rsc|(730,79,&lt;25,0&gt;,&lt;25,7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(33336,84,&lt;1475,0&gt;,&lt;1475,8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(9328,86,&lt;362,0&gt;,&lt;363,6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csv/CSVIOTests.rsc|(1481,68,&lt;57,0&gt;,&lt;57,68&gt;): FALSE "inferred types"test fails for arguments: {&lt;"",118381699&gt;,&lt;"",5&gt;,&lt;"",0&gt;,&lt;"2e5",-754564952&gt;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5065 tests executed; 1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IsDefined: "org.rascalmpl.library.experiments.Compiler.RVM.Interpreter.CompilerError"("In function lang::rascal::tests::basic::IsDefined/isDefinedLoc5()#45 : No enum constant org.rascalmpl.library.experiments.Compiler.RVM.Interpreter.RascalPrimitive.is_defined_loc_field_access_get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yaml::Model: execute: Reading |compressed+home:///c2bin/lang/yaml/Model.rvm.gz| did not succeed: IO("Expected type[&amp;T], but got type[loc]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CallTCTests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ecuting: 1890973 ms</text:p>
          </table:table-cell>
          <table:table-cell table:number-columns-repeated="1023"/>
        </table:table-row>
        <table:table-row table:style-name="ro1" table:number-rows-repeated="12">
          <table:table-cell table:style-name="ce1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32">
          <table:table-cell table:style-name="ce4"/>
          <table:table-cell table:number-columns-repeated="1023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, Standalone Compiled" table:style-name="ta1">
        <office:forms form:automatic-focus="false" form:apply-design-mode="false"/>
        <table:table-column table:style-name="co2" table:number-columns-repeated="1024" table:default-cell-style-name="ce6"/>
        <table:table-row table:style-name="ro2">
          <table:table-cell office:value-type="string" calcext:value-type="string">
            <text:p><text:span text:style-name="T1">basicTests</text:span>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SUMMARY: 591 tests executed; 0 failed; 0 ignor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<text:span text:style-name="T2">functionalityTests</text:span><text:span text:style-name="T3">: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std:///lang/rascal/tests/functionality/AliasTests.rsc|(3518,248,&lt;91,0&gt;,&lt;103,6&gt;): FALS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std:///lang/rascal/tests/functionality/ConcreteSyntaxTests3.rsc|(730,79,&lt;25,0&gt;,&lt;25,79&gt;): FALS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std:///lang/rascal/tests/functionality/PatternTests.rsc|(33336,84,&lt;1475,0&gt;,&lt;1475,84&gt;): FALS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std:///lang/rascal/tests/functionality/VisitTests.rsc|(9328,86,&lt;362,0&gt;,&lt;363,63&gt;): FALSE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ST SUMMARY: 2543 tests executed; 4 failed; 0 ignor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libraryTests</text:span>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ST SUMMARY: 1097 tests executed; 0 failed; 0 ignor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importTests</text:span>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ST SUMMARY: 29 tests executed; 0 failed; 0 ignor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<text:span text:style-name="T2">extendTests</text:span><text:span text:style-name="T3">: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ST SUMMARY: 132 tests executed; 0 failed; 0 ignor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4">fileTests</text:span>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CEPTION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g::yaml::Model: execute: Reading |compressed+file:///Users/paulklint/c1bin/lang/yaml/Model.rvm.gz| did not succeed: IO("Expected type[&amp;T], but got type[loc]"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TEST SUMMARY: 332 tests executed; 4 failed; 0 ignored</text:p>
          </table:table-cell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typeTests</text:span>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SUMMARY: 332 tests executed; 4 failed; 0 ignored</text:p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interpreted)" table:style-name="ta1">
        <table:table-column table:style-name="co2" table:number-columns-repeated="1024" table:default-cell-style-name="ce10"/>
        <table:table-row table:style-name="ro1">
          <table:table-cell table:style-name="ce9" office:value-type="string" calcext:value-type="string">
            <text:p>TESTS RUN AT $2015-07-31T19:45:37.980+00:00$</text:p>
          </table:table-cell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9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|std:///experiments/Compiler/Tests/Expressions.rsc|: 266 tests executed; 0 failed; 0 ignored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|std:///experiments/Compiler/Examples/Run.rsc|: 7 tests executed; 0 failed; 0 ignored</text:p>
          </table:table-cell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9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9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9" office:value-type="string" calcext:value-type="string">
            <text:p>TEST SUMMARY: 520 tests executed; 4 failed; 0 ignored</text:p>
          </table:table-cell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9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esult = false, [load: 20430 msec, execute: 3374871 msec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11"/>
          <table:table-cell table:number-columns-repeated="1023"/>
        </table:table-row>
        <table:table-row table:style-name="ro3">
          <table:table-cell table:style-name="ce11" office:value-type="string" calcext:value-type="string">
            <text:p>RESULTS PER FILE:</text:p>
          </table:table-cell>
          <table:table-cell table:number-columns-repeated="1023"/>
        </table:table-row>
        <table:table-row table:style-name="ro3">
          <table:table-cell table:style-name="ce11" office:value-type="string" calcext:value-type="string">
            <text:p>|std:///experiments/Compiler/Examples/Run.rsc|: 7 tests executed; 1 failed; 0 ignored</text:p>
          </table:table-cell>
          <table:table-cell table:number-columns-repeated="1023"/>
        </table:table-row>
        <table:table-row table:style-name="ro3">
          <table:table-cell table:style-name="ce11"/>
          <table:table-cell table:number-columns-repeated="1023"/>
        </table:table-row>
        <table:table-row table:style-name="ro3">
          <table:table-cell table:style-name="ce11" office:value-type="string" calcext:value-type="string">
            <text:p>Failed/IGNORED TESTS:</text:p>
          </table:table-cell>
          <table:table-cell table:number-columns-repeated="1023"/>
        </table:table-row>
        <table:table-row table:style-name="ro3">
          <table:table-cell table:style-name="ce11"/>
          <table:table-cell table:number-columns-repeated="1023"/>
        </table:table-row>
        <table:table-row table:style-name="ro3">
          <table:table-cell table:style-name="ce11" office:value-type="string" calcext:value-type="string">
            <text:p>FAILED TESTS:</text:p>
          </table:table-cell>
          <table:table-cell table:number-columns-repeated="1023"/>
        </table:table-row>
        <table:table-row table:style-name="ro3">
          <table:table-cell table:style-name="ce11" office:value-type="string" calcext:value-type="string">
            <text:p>|std:///experiments/Compiler/Examples/Run.rsc|(1511,104,&lt;33,0&gt;,&lt;33,104&gt;): FALSE "java.lang.NullPointerException"("")</text:p>
          </table:table-cell>
          <table:table-cell table:number-columns-repeated="1023"/>
        </table:table-row>
        <table:table-row table:style-name="ro3">
          <table:table-cell table:style-name="ce11"/>
          <table:table-cell table:number-columns-repeated="1023"/>
        </table:table-row>
        <table:table-row table:style-name="ro3">
          <table:table-cell table:style-name="ce11" office:value-type="string" calcext:value-type="string">
            <text:p>TEST SUMMARY: 7 tests executed; 1 failed; 0 ignored</text:p>
          </table:table-cell>
          <table:table-cell table:number-columns-repeated="1023"/>
        </table:table-row>
        <table:table-row table:style-name="ro3">
          <table:table-cell table:style-name="ce11"/>
          <table:table-cell table:number-columns-repeated="1023"/>
        </table:table-row>
        <table:table-row table:style-name="ro3">
          <table:table-cell table:style-name="ce11" office:value-type="string" calcext:value-type="string">
            <text:p>CRASHED TESTS:</text:p>
          </table:table-cell>
          <table:table-cell table:number-columns-repeated="1023"/>
        </table:table-row>
        <table:table-row table:style-name="ro3">
          <table:table-cell table:style-name="ce11" office:value-type="string" calcext:value-type="string">
            <text:p>|std:///experiments/Compiler/Tests/Boolea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3">
          <table:table-cell table:style-name="ce11" office:value-type="string" calcext:value-type="string">
            <text:p>|std:///experiments/Compiler/Tests/Expressio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3">
          <table:table-cell table:style-name="ce11" office:value-type="string" calcext:value-type="string">
            <text:p>|std:///experiments/Compiler/Tests/Patter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3">
          <table:table-cell table:style-name="ce11" office:value-type="string" calcext:value-type="string">
            <text:p>|std:///experiments/Compiler/Tests/Statement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3">
          <table:table-cell table:style-name="ce11" office:value-type="string" calcext:value-type="string">
            <text:p>|std:///experiments/Compiler/Tests/StringTemplate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3">
          <table:table-cell table:style-name="ce11" office:value-type="string" calcext:value-type="string">
            <text:p>|std:///experiments/Compiler/Examples/Run.rsc|: "java.lang.NullPointerException"("")</text:p>
          </table:table-cell>
          <table:table-cell table:number-columns-repeated="1023"/>
        </table:table-row>
        <table:table-row table:style-name="ro3">
          <table:table-cell table:style-name="ce11" office:value-type="string" calcext:value-type="string">
            <text:p>value: false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Compiled 2x)" table:style-name="ta1">
        <table:table-column table:style-name="co2" table:number-columns-repeated="1024" table:default-cell-style-name="ce10"/>
        <table:table-row table:style-name="ro1">
          <table:table-cell table:style-name="ce9" office:value-type="string" calcext:value-type="string">
            <text:p>TESTS RUN AT $2015-07-30T20:12:57.229+00:00$</text:p>
          </table:table-cell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9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|std:///experiments/Compiler/Tests/Expressions.rsc|: 266 tests executed; 3 failed; 0 ignored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9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9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|project://rascal/src/org/rascalmpl/library/experiments/Compiler/Tests/Expressions.rsc|(19229,91,&lt;297,0&gt;,&lt;297,91&gt;): FALSE 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|project://rascal/src/org/rascalmpl/library/experiments/Compiler/Tests/Expressions.rsc|(19106,122,&lt;296,0&gt;,&lt;296,122&gt;): FALSE 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|project://rascal/src/org/rascalmpl/library/experiments/Compiler/Tests/Expressions.rsc|(19041,64,&lt;295,0&gt;,&lt;295,64&gt;): FALSE 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9" office:value-type="string" calcext:value-type="string">
            <text:p>TEST SUMMARY: 513 tests executed; 7 failed; 0 ignored</text:p>
          </table:table-cell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9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esult = false, [load: 18113 msec, execute: 3164107 msec]</text:p>
          </table:table-cell>
          <table:table-cell table:number-columns-repeated="1023"/>
        </table:table-row>
        <table:table-row table:style-name="ro1" table:number-rows-repeated="76">
          <table:table-cell table:style-name="ce9"/>
          <table:table-cell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 style:data-style-name="N2" text:time-value="21:30:17.77259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6-01-04T00:33:29.096251000</dc:date>
    <meta:editing-duration>P99DT4H59M23S</meta:editing-duration>
    <meta:editing-cycles>277</meta:editing-cycles>
    <meta:generator>LibreOffice/5.0.3.2$MacOSX_X86_64 LibreOffice_project/e5f16313668ac592c1bfb310f4390624e3dbfb75</meta:generator>
    <meta:document-statistic meta:table-count="5" meta:cell-count="448" meta:object-count="0"/>
  </office:meta>
</office:document-meta>
</file>